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4b0" officeooo:paragraph-rsid="0016a4b0"/>
    </style:style>
    <style:style style:name="P2" style:family="paragraph" style:parent-style-name="Standard">
      <style:text-properties officeooo:rsid="001714f8" officeooo:paragraph-rsid="001714f8"/>
    </style:style>
    <style:style style:name="P3" style:family="paragraph" style:parent-style-name="Standard">
      <style:text-properties officeooo:rsid="001db71a" officeooo:paragraph-rsid="001db71a"/>
    </style:style>
    <style:style style:name="P4" style:family="paragraph" style:parent-style-name="Standard">
      <style:text-properties officeooo:rsid="00200cfd" officeooo:paragraph-rsid="00200cfd"/>
    </style:style>
    <style:style style:name="P5" style:family="paragraph" style:parent-style-name="Standard">
      <style:text-properties officeooo:rsid="002134d5" officeooo:paragraph-rsid="002134d5"/>
    </style:style>
    <style:style style:name="P6" style:family="paragraph" style:parent-style-name="Standard">
      <style:text-properties officeooo:rsid="0016a4b0" officeooo:paragraph-rsid="0016a4b0"/>
    </style:style>
    <style:style style:name="P7" style:family="paragraph" style:parent-style-name="Standard">
      <style:text-properties officeooo:rsid="00220192" officeooo:paragraph-rsid="00220192"/>
    </style:style>
    <style:style style:name="T1" style:family="text">
      <style:text-properties officeooo:rsid="002134d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.</text:p>
      <text:p text:style-name="P7">Проект реализован с помощью фрэймворка Spring. Внедрение зависимостей позволяет подменять реализацию отдельных компонентов не переписывая код в которых он используется. Это было причиной по которой выбор пал на Spring.</text:p>
      <text:p text:style-name="P1">В проекте реализовано два вида контроллера. Это контроллер авторизации и контроллер работающий с файловым деревом.</text:p>
      <text:p text:style-name="P1">Прежде чем начать работу с файловым деревом необходимо зарегистрировать ключ, <text:s/>уникальный идентификатор файлового хранилища. </text:p>
      <text:p text:style-name="P1"/>
      <text:p text:style-name="P1">Чтобы зарегистрироваться делаем get-запрос к /auth, и передаём логин и пароль. В ответ получаем наш key.</text:p>
      <text:p text:style-name="P2"/>
      <text:p text:style-name="P2"><text:s text:c="4"/>"status": "success",</text:p>
      <text:p text:style-name="P2"><text:s text:c="4"/>"key": "a8b0de49-28ff-47cd-ad1e-f24bed0056a4"</text:p>
      <text:p text:style-name="P2">}</text:p>
      <text:p text:style-name="P2">Если мы уже ранее регистрировались, можно сделать запрос к /receiveKey, чтобы повторно получить ключ.</text:p>
      <text:p text:style-name="P3">Ключ в дальнейшем передаётся в остальные api call работающие с файлами, для того чтобы идентифицировать пользователя и его файловое пространство.</text:p>
      <text:p text:style-name="P4">В текущем каталоге создаётся папка root, которая содержит все файловые хранилища пользователей. Ключ каждого хранилища соответствуют его ключу.</text:p>
      <text:p text:style-name="P4">В каждом хранилище есть папка trash, в которой хранятся удалённые файлы(которые можно восстанавливать вызывая /restore_deleted) и папка version в которой хранятся все версии файлов.</text:p>
      <text:p text:style-name="P4">Версионность файлов работает следующим образом:</text:p>
      <text:p text:style-name="P4">Есть документ program.py в нашем файловом хранилище. Если попытаться загрузить файл с таким же именем<text:span text:style-name="T1">(/uploadFile)</text:span>, в ту же папку, файл заменится и предыдущая его версия отправится в папку versions. В versions появится папка с именем этого файла(program.py), и в ней будут содержаться все версии этого файла. Их имена это дата в long. Так можно определить последнюю актуальную версию, преобразовав её в дату. Восстановить предыдущую версию можно вызвав /restore. Самый актуальный файл из versions заменит исходный.</text:p>
      <text:p text:style-name="P4"/>
      <text:p text:style-name="P5">Остальные команды должны быть интуитивно понятны, их название говорит само за себя(mkdir, rename, move, search, remove)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1:41:42.730517874</meta:creation-date>
    <meta:editing-duration>PT1H10M15S</meta:editing-duration>
    <meta:editing-cycles>4</meta:editing-cycles>
    <meta:generator>LibreOffice/5.1.6.2$Linux_X86_64 LibreOffice_project/10m0$Build-2</meta:generator>
    <dc:date>2017-10-29T21:20:34.615035807</dc:date>
    <meta:document-statistic meta:table-count="0" meta:image-count="0" meta:object-count="0" meta:page-count="1" meta:paragraph-count="15" meta:word-count="252" meta:character-count="1892" meta:non-whitespace-character-count="1645"/>
  </office:meta>
</office:document-meta>
</file>